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fo:color="#000000"/>
    </style:style>
    <style:style style:name="P8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9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4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8">&lt;?xml version="1.0"?&gt;</text:p>
      <text:p text:style-name="P8">&lt;methodCall&gt;</text:p>
      <text:p text:style-name="P8">&lt;methodName&gt;jil.connect&lt;/methodName&gt;</text:p>
      <text:p text:style-name="P1">&lt;/methodCall&gt;</text:p>
      <text:p text:style-name="Text_20_body">SI TODO VA BIEN EL SERVIDOR RESPONDE:</text:p>
      <text:p text:style-name="P8">&lt;?xml version="1.0"?&gt;</text:p>
      <text:p text:style-name="P8">&lt;methodResponse&gt;</text:p>
      <text:p text:style-name="P8">&lt;params&gt;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8">&lt;/params&gt;</text:p>
      <text:p text:style-name="P8">&lt;/methodResponse&gt;</text:p>
      <text:p text:style-name="Text_20_body"> </text:p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3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9">&lt;?xml version="1.0"?&gt;</text:p>
      <text:p text:style-name="P9">&lt;methodResponse&gt;</text:p>
      <text:p text:style-name="P9"><text:soft-page-break/>&lt;fault&gt;</text:p>
      <text:p text:style-name="P10">&lt;value&gt;</text:p>
      <text:p text:style-name="P11">&lt;struct&gt;</text:p>
      <text:p text:style-name="P12">&lt;member&gt;</text:p>
      <text:p text:style-name="P14">&lt;name&gt;faultCode&lt;/name&gt;</text:p>
      <text:p text:style-name="P14">&lt;value&gt;&lt;int&gt;<text:span text:style-name="T2">ID de fallo</text:span>&lt;/int&gt;&lt;/value&gt;</text:p>
      <text:p text:style-name="P12">&lt;/member&gt;</text:p>
      <text:p text:style-name="P12">&lt;member&gt;</text:p>
      <text:p text:style-name="P14">&lt;name&gt;faultString&lt;/name&gt;</text:p>
      <text:p text:style-name="P13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2">&lt;/member&gt;</text:p>
      <text:p text:style-name="P11">&lt;/struct&gt;</text:p>
      <text:p text:style-name="P10">&lt;/value&gt;</text:p>
      <text:p text:style-name="P9">&lt;/fault&gt;</text:p>
      <text:p text:style-name="P4">&lt;/methodResponse&gt;</text:p>
      <text:p text:style-name="Text_20_body">FALLOS GENERICOS:</text:p>
      <text:p text:style-name="Text_20_body">Los errores referidos al formato de las peticiones XML-RPC son los siguientes:</text:p>
      <text:p text:style-name="Text_20_body">[901]: “Bad formated XML:</text:p>
      <text:p text:style-name="P5">descripción del error</text:p>
      <text:p text:style-name="Text_20_body">Este error no ejecuta ningún <text:span text:style-name="T8">comando,</text:span> en su lugar avisa <text:span text:style-name="T7">de</text:span> que el formato es incorrecto y devuelve el paquete recibido (para su inspección) cambiando los &lt; y &amp; de acuerdo a la convención XML-RPC</text:p>
      <text:p text:style-name="P5">ojo: no se admiten strings con cosas raras “&amp;” como entrada</text:p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[903]”Unknown data type: <text:span text:style-name="T2">type</text:span>” se produce al encontrar un argumento de un tipo no reconocido en XML-RPC indica textualmente el tipo recibido.</text:p>
      <text:p text:style-name="Text_20_body">[904]”Unknown Method: <text:span text:style-name="T2">mehod name</text:span>” se produce al encontrar nombre de método no reconocido por JIL. Indica textualmente el nombre recibido.</text:p>
      <text:p text:style-name="Text_20_body"/>
      <text:h text:style-name="Heading_20_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7T12:25:37.82</dc:date>
    <dc:creator>Dictino Chaos</dc:creator>
    <meta:editing-duration>PT5H34M7S</meta:editing-duration>
    <meta:editing-cycles>10</meta:editing-cycles>
    <meta:generator>OpenOffice.org/3.3$Win32 OpenOffice.org_project/330m20$Build-9567</meta:generator>
    <meta:document-statistic meta:table-count="0" meta:image-count="0" meta:object-count="0" meta:page-count="4" meta:paragraph-count="123" meta:word-count="685" meta:character-count="4600"/>
  </office:meta>
</office:document-meta>
</file>